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1.9181in"/>
    </style:style>
    <style:style style:name="co3" style:family="table-column">
      <style:table-column-properties fo:break-before="auto" style:column-width="3.8138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6398in"/>
    </style:style>
    <style:style style:name="co6" style:family="table-column">
      <style:table-column-properties fo:break-before="auto" style:column-width="0.7492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4.9043in"/>
    </style:style>
    <style:style style:name="co9" style:family="table-column">
      <style:table-column-properties fo:break-before="auto" style:column-width="0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245" table:default-cell-style-name="Default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Manufacturer 1</text:p>
          </table:table-cell>
          <table:table-cell office:value-type="string" calcext:value-type="string">
            <text:p>Manufacturer Part Number 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1000 / mo</text:p>
          </table:table-cell>
          <table:table-cell office:value-type="string" calcext:value-type="string">
            <text:p>Pricing</text:p>
          </table:table-cell>
          <table:table-cell office:value-type="string" calcext:value-type="string">
            <text:p>Newark P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Min/Mult</text:p>
          </table:table-cell>
          <table:table-cell office:value-type="string" calcext:value-type="string">
            <text:p>LT - Wks</text:p>
          </table:table-cell>
          <table:table-cell office:value-type="string" calcext:value-type="string">
            <text:p>Commen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X</text:p>
          </table:table-cell>
          <table:table-cell office:value-type="string" calcext:value-type="string">
            <text:p>04025A220JAT2A</text:p>
          </table:table-cell>
          <table:table-cell office:value-type="string" calcext:value-type="string">
            <text:p>CAP CER 0402 22pF 50V 5% C0G</text:p>
          </table:table-cell>
          <table:table-cell office:value-type="string" calcext:value-type="string">
            <text:p>22pF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96M1143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04025A220JAT2A; Manuf. Name: AVX; Mfr Part Number Match;Country of Origin: United States of Americ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805C106K8PACTU</text:p>
          </table:table-cell>
          <table:table-cell office:value-type="string" calcext:value-type="string">
            <text:p>CAP CER 0805 10uF 10V 10% X5R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234" calcext:value-type="float">
            <text:p>0.0234</text:p>
          </table:table-cell>
          <table:table-cell office:value-type="string" calcext:value-type="string">
            <text:p>70K9138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0805C106K8PACTU; Manuf. Name: KEMET; Mfr Part Number Match;Country of Origin: Phillippines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0603C104K5RACTU</text:p>
          </table:table-cell>
          <table:table-cell office:value-type="string" calcext:value-type="string">
            <text:p>CAP CER 0603 100nF 50V 10% X7R</text:p>
          </table:table-cell>
          <table:table-cell office:value-type="string" calcext:value-type="string">
            <text:p>100nF</text:p>
          </table:table-cell>
          <table:table-cell office:value-type="float" office:value="25" calcext:value-type="float">
            <text:p>25</text:p>
          </table:table-cell>
          <table:table-cell office:value-type="float" office:value="25000" calcext:value-type="float">
            <text:p>25000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72J5992</text:p>
          </table:table-cell>
          <table:table-cell office:value-type="float" office:value="11986" calcext:value-type="float">
            <text:p>11986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f. Part# C0603C104K5RACTU; Manuf. Name: KEMET; Mfr Part Number Match;Country of Origin: Mexico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GRM155R71C104KA88D</text:p>
          </table:table-cell>
          <table:table-cell office:value-type="string" calcext:value-type="string">
            <text:p>CAP CER 0402 100nF 16V 10% X7R</text:p>
          </table:table-cell>
          <table:table-cell office:value-type="string" calcext:value-type="string">
            <text:p>100nF</text:p>
          </table:table-cell>
          <table:table-cell office:value-type="float" office:value="17" calcext:value-type="float">
            <text:p>17</text:p>
          </table:table-cell>
          <table:table-cell office:value-type="float" office:value="17000" calcext:value-type="float">
            <text:p>17000</text:p>
          </table:table-cell>
          <table:table-cell office:value-type="float" office:value="0.0049" calcext:value-type="float">
            <text:p>0.0049</text:p>
          </table:table-cell>
          <table:table-cell office:value-type="string" calcext:value-type="string">
            <text:p>38K1647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GRM155R71C104KA88D; Manuf. Name: MURATA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PW1H471MHD1TO</text:p>
          </table:table-cell>
          <table:table-cell office:value-type="string" calcext:value-type="string">
            <text:p>CAP ALU 470uF 50V 20%</text:p>
          </table:table-cell>
          <table:table-cell office:value-type="string" calcext:value-type="string">
            <text:p>470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2534" calcext:value-type="float">
            <text:p>0.2534</text:p>
          </table:table-cell>
          <table:table-cell office:value-type="string" calcext:value-type="string">
            <text:p>65R4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uf. Part# UPW1H471MHD1TO; Manuf. Name: NICHICON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155R60J105KE19D</text:p>
          </table:table-cell>
          <table:table-cell office:value-type="string" calcext:value-type="string">
            <text:p>CAP CER 0402 1uF 6.3V 10% X5R</text:p>
          </table:table-cell>
          <table:table-cell office:value-type="string" calcext:value-type="string">
            <text:p>1uF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3T1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uf. Part# GRM155R60J105KE19D; Manuf. Name: MURATA; Mfr Part Number Match;Country of Origin: Japan; Non Cancellable/ Non Returnable; RoHS compliant: Yes; UOM: TC; QOM: 1; FARNELL DIRECT SHIP ITEM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emet</text:p>
          </table:table-cell>
          <table:table-cell office:value-type="string" calcext:value-type="string">
            <text:p>C1206C475K5PACTU</text:p>
          </table:table-cell>
          <table:table-cell office:value-type="string" calcext:value-type="string">
            <text:p>CAP CER 1206 4.7uF 50V 10% X7R</text:p>
          </table:table-cell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94M56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C1206C475K5PACTU; Manuf. Name: KEMET; Mfr Part Number Match;Country of Origin: Korea, Republic of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603KRX7R7BB224</text:p>
          </table:table-cell>
          <table:table-cell office:value-type="string" calcext:value-type="string">
            <text:p>CAP CER 0603 220nF 10V 10% X7R</text:p>
          </table:table-cell>
          <table:table-cell office:value-type="string" calcext:value-type="string">
            <text:p>220nF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68R4772</text:p>
          </table:table-cell>
          <table:table-cell office:value-type="float" office:value="9621" calcext:value-type="float">
            <text:p>9621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C0603KRX7R7BB224; Manuf. Name: YAGEO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GRM21BR71H105KA12L</text:p>
          </table:table-cell>
          <table:table-cell office:value-type="string" calcext:value-type="string">
            <text:p>CAP CER 0805 1uF 50V 10% X7R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594" calcext:value-type="float">
            <text:p>0.0594</text:p>
          </table:table-cell>
          <table:table-cell office:value-type="string" calcext:value-type="string">
            <text:p>24R634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GRM21BR71H105KA12L; Manuf. Name: MURATA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hicon</text:p>
          </table:table-cell>
          <table:table-cell office:value-type="string" calcext:value-type="string">
            <text:p>UVZ1H101MPD1TD</text:p>
          </table:table-cell>
          <table:table-cell office:value-type="string" calcext:value-type="string">
            <text:p>CAP ALU 100uF 50V 20% 105C</text:p>
          </table:table-cell>
          <table:table-cell office:value-type="string" calcext:value-type="string">
            <text:p>100u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545" calcext:value-type="float">
            <text:p>0.0545</text:p>
          </table:table-cell>
          <table:table-cell office:value-type="string" calcext:value-type="string">
            <text:p>65R317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<text:s/>1000 / 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f. Part# UVZ1H101MPD1TD; Manuf. Name: NICHICON; Mfr Part Number Match;Country of Origin: ; <text:s/>RoHS compliant: Yes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CC0402KRX7R8BB472</text:p>
          </table:table-cell>
          <table:table-cell office:value-type="string" calcext:value-type="string">
            <text:p>CAP CER 0402 4.7nF 25V 10% X7R</text:p>
          </table:table-cell>
          <table:table-cell office:value-type="string" calcext:value-type="string">
            <text:p>4.7n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68R4653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 / 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f. Part# CC0402KRX7R8BB472; Manuf. Name: YAGEO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airchild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IODE SOD523</text:p>
          </table:table-cell>
          <table:table-cell office:value-type="string" calcext:value-type="string">
            <text:p>1N4148W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MAJ30A</text:p>
          </table:table-cell>
          <table:table-cell office:value-type="string" calcext:value-type="string">
            <text:p>DIODE TVS 30V SMA</text:p>
          </table:table-cell>
          <table:table-cell office:value-type="string" calcext:value-type="string">
            <text:p>SMAJ30A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688" calcext:value-type="float">
            <text:p>0.0688</text:p>
          </table:table-cell>
          <table:table-cell office:value-type="string" calcext:value-type="string">
            <text:p>67R1559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SMAJ30A; Manuf. Name: BOURNS; Mfr Part Number Match;Country of Origin: China; <text:s/>RoHS compliant: Yes; UOM: TC; QOM: 1;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K310A-TP</text:p>
          </table:table-cell>
          <table:table-cell office:value-type="string" calcext:value-type="string">
            <text:p>DIODE Schottky 3A SMA</text:p>
          </table:table-cell>
          <table:table-cell office:value-type="string" calcext:value-type="string">
            <text:p>SK310A-TP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1948" calcext:value-type="float">
            <text:p>0.1948</text:p>
          </table:table-cell>
          <table:table-cell office:value-type="string" calcext:value-type="string">
            <text:p>69R5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3000 / 3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uf. Part# SK310A-TP; Manuf. Name: MICRO COMMERCIAL COMPONENTS; Mfr Part Number Match;Country of Origin: AAA Unknown Default; Non Cancellable/ Non Returnable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odes Inc</text:p>
          </table:table-cell>
          <table:table-cell office:value-type="string" calcext:value-type="string">
            <text:p>S3A-13-F</text:p>
          </table:table-cell>
          <table:table-cell office:value-type="string" calcext:value-type="string">
            <text:p>DIODE DO-214AB</text:p>
          </table:table-cell>
          <table:table-cell office:value-type="string" calcext:value-type="string">
            <text:p>S3A-13-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5K27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1700 / 8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uf. Part# S3A-E3/57T; Manuf. Name: VISHAY GENERAL SEMICONDUCTOR; Part Number Correction or Alternate Product;Country of Origin: ; Non Cancellable/ Non Returnable; 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N Semiconductor</text:p>
          </table:table-cell>
          <table:table-cell office:value-type="string" calcext:value-type="string">
            <text:p>SZMM3Z4V7T1G</text:p>
          </table:table-cell>
          <table:table-cell office:value-type="string" calcext:value-type="string">
            <text:p>Z-Diode</text:p>
          </table:table-cell>
          <table:table-cell office:value-type="string" calcext:value-type="string">
            <text:p>SZMM3Z4V7T1G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76T7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0 / 3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uf. Part# SZMM3Z4V7T1G; Manuf. Name: ON SEMICONDUCTOR; Mfr Part Number Match;Country of Origin: AAA Unknown Default; Non Cancellable/ Non Returnable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hm</text:p>
          </table:table-cell>
          <table:table-cell office:value-type="string" calcext:value-type="string">
            <text:p>RSB39VTE-17</text:p>
          </table:table-cell>
          <table:table-cell office:value-type="string" calcext:value-type="string">
            <text:p>DIODE TVS</text:p>
          </table:table-cell>
          <table:table-cell office:value-type="string" calcext:value-type="string">
            <text:p>RSB39VTE-17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3522-2</text:p>
          </table:table-cell>
          <table:table-cell office:value-type="string" calcext:value-type="string">
            <text:p>FUSE PTH ATO</text:p>
          </table:table-cell>
          <table:table-cell office:value-type="string" calcext:value-type="string">
            <text:p>3522-2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3536" calcext:value-type="float">
            <text:p>0.3536</text:p>
          </table:table-cell>
          <table:table-cell office:value-type="string" calcext:value-type="string">
            <text:p>95F332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3522-2; Manuf. Name: KEYSTONE; Mfr Part Number Match;Country of Origin: United States of America; <text:s/>RoHS compliant: Yes; UOM: EA; QOM: 1;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F-USMF075</text:p>
          </table:table-cell>
          <table:table-cell office:value-type="string" calcext:value-type="string">
            <text:p>FUSE 1210 PTC 750mA</text:p>
          </table:table-cell>
          <table:table-cell office:value-type="string" calcext:value-type="string">
            <text:p>MF-USMF0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26M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 /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nuf. Part# MF-USMF075; Manuf. Name: BOURNS; Mfr Part Number Match;Country of Origin: China; Non Cancellable/ Non Returnable; RoHS compliant: Yes; UOM: TC; QOM: 1; FARNELL DIRECT SHIP ITEM;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TS181233V075</text:p>
          </table:table-cell>
          <table:table-cell office:value-type="string" calcext:value-type="string">
            <text:p>FUSE 1812 PTC 750mA 6V</text:p>
          </table:table-cell>
          <table:table-cell office:value-type="string" calcext:value-type="string">
            <text:p>PTS181233V07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468" calcext:value-type="float">
            <text:p>0.1468</text:p>
          </table:table-cell>
          <table:table-cell office:value-type="string" calcext:value-type="string">
            <text:p>29T5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uf. Part# PTS181233V075; Manuf. Name: COOPER BUSSMANN; Mfr Part Number Match;Country of Origin: China; Non Cancellable/ Non Returnable; 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rata</text:p>
          </table:table-cell>
          <table:table-cell office:value-type="string" calcext:value-type="string">
            <text:p>BLM41PG600SN1L</text:p>
          </table:table-cell>
          <table:table-cell office:value-type="string" calcext:value-type="string">
            <text:p>FERRITE BEAD 1806 60ohm</text:p>
          </table:table-cell>
          <table:table-cell office:value-type="string" calcext:value-type="string">
            <text:p>BLM41PG600SN1L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96K700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f. Part# BLM41PG600SN1L; Manuf. Name: MURATA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ilcraft</text:p>
          </table:table-cell>
          <table:table-cell office:value-type="string" calcext:value-type="string">
            <text:p>XAL5050-153MEB</text:p>
          </table:table-cell>
          <table:table-cell office:value-type="string" calcext:value-type="string">
            <text:p>IND 15uH 3.9A 20%</text:p>
          </table:table-cell>
          <table:table-cell office:value-type="string" calcext:value-type="string">
            <text:p>XAL5050-153ME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iyo Yuden</text:p>
          </table:table-cell>
          <table:table-cell office:value-type="string" calcext:value-type="string">
            <text:p>CBC2012T100M</text:p>
          </table:table-cell>
          <table:table-cell office:value-type="string" calcext:value-type="string">
            <text:p>IND 0805 10uH 240mA 20%</text:p>
          </table:table-cell>
          <table:table-cell office:value-type="string" calcext:value-type="string">
            <text:p>CBC2012T100M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30K5395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CBC2012T100M; Manuf. Name: TAIYO YUDEN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4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40107F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0429" calcext:value-type="float">
            <text:p>0.0429</text:p>
          </table:table-cell>
          <table:table-cell office:value-type="string" calcext:value-type="string">
            <text:p>75R0584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5988140107F; Manuf. Name: DIALIGHT; Mfr Part Number Match;Country of Origin: Mexico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10107F</text:p>
          </table:table-cell>
          <table:table-cell office:value-type="string" calcext:value-type="string">
            <text:p>LED 0805 Red</text:p>
          </table:table-cell>
          <table:table-cell office:value-type="string" calcext:value-type="string">
            <text:p>5988110107F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75R0581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5988110107F; Manuf. Name: DIALIGHT; Mfr Part Number Match;Country of Origin: Mexico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ight</text:p>
          </table:table-cell>
          <table:table-cell office:value-type="string" calcext:value-type="string">
            <text:p>5988170107F</text:p>
          </table:table-cell>
          <table:table-cell office:value-type="string" calcext:value-type="string">
            <text:p>LED 0805 Yellow</text:p>
          </table:table-cell>
          <table:table-cell office:value-type="string" calcext:value-type="string">
            <text:p>5988170107F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75R0587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5988170107F; Manuf. Name: DIALIGHT; Mfr Part Number Match;Country of Origin: Mexico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5-104068-1</text:p>
          </table:table-cell>
          <table:table-cell office:value-type="string" calcext:value-type="string">
            <text:p>HDR 20pos Vert Dual Row</text:p>
          </table:table-cell>
          <table:table-cell office:value-type="string" calcext:value-type="string">
            <text:p>5-104068-1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52K442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uf. Part# 5-104068-1; Manuf. Name: TE CONNECTIVITY / AMP; Mfr Part Number Match;Country of Origin: Mexico; <text:s/>RoHS compliant: Yes; UOM: EA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XP</text:p>
          </table:table-cell>
          <table:table-cell office:value-type="string" calcext:value-type="string">
            <text:p>PSMN7R0-60YS115</text:p>
          </table:table-cell>
          <table:table-cell office:value-type="string" calcext:value-type="string">
            <text:p>Mosfet N-channel 60V 356A 117W 9.3mOhms</text:p>
          </table:table-cell>
          <table:table-cell office:value-type="string" calcext:value-type="string">
            <text:p>PSMN7R0-60YS,115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4156" calcext:value-type="float">
            <text:p>0.4156</text:p>
          </table:table-cell>
          <table:table-cell office:value-type="string" calcext:value-type="string">
            <text:p>27T3312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uf. Part# PSMN7R0-60YS,115; Manuf. Name: NXP; Part Number Correction or Alternate Product;Country of Origin: Malaysi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national Rectifier</text:p>
          </table:table-cell>
          <table:table-cell office:value-type="string" calcext:value-type="string">
            <text:p>IRLML6346TRPBF</text:p>
          </table:table-cell>
          <table:table-cell office:value-type="string" calcext:value-type="string">
            <text:p>Mosfet N-Channel 30V 3.4A 63mOhm</text:p>
          </table:table-cell>
          <table:table-cell office:value-type="string" calcext:value-type="string">
            <text:p>IRLML6346TRPBF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792" calcext:value-type="float">
            <text:p>0.0792</text:p>
          </table:table-cell>
          <table:table-cell office:value-type="string" calcext:value-type="string">
            <text:p>25T5502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uf. Part# IRLML6346TRPBF; Manuf. Name: INTERNATIONAL RECTIFIER; Mfr Part Number Match;Country of Origin: Phillippines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0402 22r 62.5mW 1%</text:p>
          </table:table-cell>
          <table:table-cell office:value-type="string" calcext:value-type="string">
            <text:p>22r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67R9912</text:p>
          </table:table-cell>
          <table:table-cell office:value-type="float" office:value="8187" calcext:value-type="float">
            <text:p>8187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RC0402FR-0722RL; Manuf. Name: YAGEO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402200KFKED</text:p>
          </table:table-cell>
          <table:table-cell office:value-type="string" calcext:value-type="string">
            <text:p>RES 0402 22r 63mW 1%</text:p>
          </table:table-cell>
          <table:table-cell office:value-type="string" calcext:value-type="string">
            <text:p>200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52K6825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f. Part# CRCW0402200KFKED; Manuf. Name: VISHAY DALE; Mfr Part Number Match;Country of Origin: Mexico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M1206-FX-R100ELF</text:p>
          </table:table-cell>
          <table:table-cell office:value-type="string" calcext:value-type="string">
            <text:p>RES 1206 0.1r 0.5w 1%</text:p>
          </table:table-cell>
          <table:table-cell office:value-type="string" calcext:value-type="string">
            <text:p>0.1r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17T4249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RM1206-FX-R100ELF; Manuf. Name: BOURNS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3EKF4701V</text:p>
          </table:table-cell>
          <table:table-cell office:value-type="string" calcext:value-type="string">
            <text:p>RES 0603 4.7K 100mW 1%</text:p>
          </table:table-cell>
          <table:table-cell office:value-type="string" calcext:value-type="string">
            <text:p>4.7K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64R5349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uf. Part# ERJ-3EKF4701V; Manuf. Name: PANASONIC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10R0FKEA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r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52K8073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RCW060310R0FKEA; Manuf. Name: VISHAY DALE; Mfr Part Number Match;Country of Origin: Israel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2V</text:p>
          </table:table-cell>
          <table:table-cell office:value-type="string" calcext:value-type="string">
            <text:p>RES 0603 10K 100mW 1%</text:p>
          </table:table-cell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64R5309</text:p>
          </table:table-cell>
          <table:table-cell office:value-type="float" office:value="5583" calcext:value-type="float">
            <text:p>5583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uf. Part# ERJ-3EKF1002V; Manuf. Name: PANASONIC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ackpole</text:p>
          </table:table-cell>
          <table:table-cell office:value-type="string" calcext:value-type="string">
            <text:p>CSRN2010FK60L0</text:p>
          </table:table-cell>
          <table:table-cell office:value-type="string" calcext:value-type="string">
            <text:p>RES 2010 0.06r 1W 1%</text:p>
          </table:table-cell>
          <table:table-cell office:value-type="string" calcext:value-type="string">
            <text:p>0.06r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RES 0603 10r 100mW 1%</text:p>
          </table:table-cell>
          <table:table-cell office:value-type="string" calcext:value-type="string">
            <text:p>100K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68R0051</text:p>
          </table:table-cell>
          <table:table-cell office:value-type="float" office:value="12435" calcext:value-type="float">
            <text:p>12435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RC0603FR-07100KL; Manuf. Name: YAGEO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R0603J000ELF</text:p>
          </table:table-cell>
          <table:table-cell office:value-type="string" calcext:value-type="string">
            <text:p>RES 0603 0r 100mW 1%</text:p>
          </table:table-cell>
          <table:table-cell office:value-type="string" calcext:value-type="string">
            <text:p>0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02J2264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R0603-J/-000ELF; Manuf. Name: BOURNS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shay</text:p>
          </table:table-cell>
          <table:table-cell office:value-type="string" calcext:value-type="string">
            <text:p>CRCW060356R0JNEA</text:p>
          </table:table-cell>
          <table:table-cell office:value-type="string" calcext:value-type="string">
            <text:p>RES 0603 56r 100mW 5%</text:p>
          </table:table-cell>
          <table:table-cell office:value-type="string" calcext:value-type="string">
            <text:p>56r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59M6825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<text:s/>1 / 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uf. Part# CRCW060356R0JNEA; Manuf. Name: VISHAY DALE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-3EKF1001V</text:p>
          </table:table-cell>
          <table:table-cell office:value-type="string" calcext:value-type="string">
            <text:p>RES 0603 1K 100mW 1%</text:p>
          </table:table-cell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64R5308</text:p>
          </table:table-cell>
          <table:table-cell office:value-type="float" office:value="13949" calcext:value-type="float">
            <text:p>13949</text:p>
          </table:table-cell>
          <table:table-cell office:value-type="string" calcext:value-type="string">
            <text:p><text:s/>1 / 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uf. Part# ERJ-3EKF1001V; Manuf. Name: PANASONIC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ageo</text:p>
          </table:table-cell>
          <table:table-cell office:value-type="string" calcext:value-type="string">
            <text:p>RC0603JR-071K8L</text:p>
          </table:table-cell>
          <table:table-cell office:value-type="string" calcext:value-type="string">
            <text:p>RES 0603 1.8K 100mW 5%</text:p>
          </table:table-cell>
          <table:table-cell office:value-type="string" calcext:value-type="string">
            <text:p>1.8K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68R0140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f. Part# RC0603JR-071K8L; Manuf. Name: YAGEO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sonic</text:p>
          </table:table-cell>
          <table:table-cell office:value-type="string" calcext:value-type="string">
            <text:p>ERJ2GEJ105X</text:p>
          </table:table-cell>
          <table:table-cell office:value-type="string" calcext:value-type="string">
            <text:p>RES 0402 1M 100mW 5%</text:p>
          </table:table-cell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65T8250</text:p>
          </table:table-cell>
          <table:table-cell office:value-type="float" office:value="8728" calcext:value-type="float">
            <text:p>8728</text:p>
          </table:table-cell>
          <table:table-cell office:value-type="string" calcext:value-type="string">
            <text:p><text:s/>1 / 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nuf. Part# ERJ-2GEJ105X; Manuf. Name: PANASONIC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3J4LF</text:p>
          </table:table-cell>
          <table:table-cell office:value-type="string" calcext:value-type="string">
            <text:p>RES ARRAY 4 RES 10K 1206 62.5mW 5%</text:p>
          </table:table-cell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02J1097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AY16-103J4LF; Manuf. Name: BOURNS; Mfr Part Number Match;Country of Origin: Japan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AY16-102J4LF</text:p>
          </table:table-cell>
          <table:table-cell office:value-type="string" calcext:value-type="string">
            <text:p>RES ARRAY 4 RES 1K 1206 62.5mW 5%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96M0890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AY16-102J4LF; Manuf. Name: BOURNS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urns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 0603 5V</text:p>
          </table:table-cell>
          <table:table-cell office:value-type="string" calcext:value-type="string">
            <text:p>CG0603MLC-05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97M3815</text:p>
          </table:table-cell>
          <table:table-cell office:value-type="float" office:value="10323" calcext:value-type="float">
            <text:p>10323</text:p>
          </table:table-cell>
          <table:table-cell office:value-type="string" calcext:value-type="string">
            <text:p><text:s/>1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uf. Part# CG0603MLC-05E; Manuf. Name: BOURNS; Mfr Part Number Match;Country of Origin: Taiwan, Province of China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1571610-2</text:p>
          </table:table-cell>
          <table:table-cell office:value-type="string" calcext:value-type="string">
            <text:p>SWTCH Momentary Washable</text:p>
          </table:table-cell>
          <table:table-cell office:value-type="string" calcext:value-type="string">
            <text:p>1571610-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32U2MU</text:p>
          </table:table-cell>
          <table:table-cell table:number-columns-repeated="2" office:value-type="string" calcext:value-type="string">
            <text:p>Atmega32u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68T2836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1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uf. Part# ATMEGA32U2-MU; Manuf. Name: ATMEL; Mfr Part Number Match;Country of Origin: ; <text:s/>RoHS compliant: Yes; UOM: EA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tmel</text:p>
          </table:table-cell>
          <table:table-cell office:value-type="string" calcext:value-type="string">
            <text:p>ATMEGA2560-16AUR</text:p>
          </table:table-cell>
          <table:table-cell table:number-columns-repeated="2" office:value-type="string" calcext:value-type="string">
            <text:p>Atmega256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68T2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500 / 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uf. Part# ATMEGA2560-16AUR; Manuf. Name: ATMEL; Mfr Part Number Match;Country of Origin: AAA Unknown Default; Non Cancellable/ Non Returnable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25011MY/NOPB</text:p>
          </table:table-cell>
          <table:table-cell office:value-type="string" calcext:value-type="string">
            <text:p>REG BUCK</text:p>
          </table:table-cell>
          <table:table-cell office:value-type="string" calcext:value-type="string">
            <text:p>LM25011MY/NOP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28X343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1000 /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uf. Part# LM25011MY/NOPB; Manuf. Name: TEXAS INSTRUMENTS; Mfr Part Number Match;Country of Origin: Malaysia; <text:s/>RoHS compliant: Yes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A4982SETTR-2</text:p>
          </table:table-cell>
          <table:table-cell office:value-type="string" calcext:value-type="string">
            <text:p>Stepper Driver - Fully Integrated, Control and Power Stage</text:p>
          </table:table-cell>
          <table:table-cell office:value-type="string" calcext:value-type="string">
            <text:p>A498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LOG DEVICES</text:p>
          </table:table-cell>
          <table:table-cell office:value-type="string" calcext:value-type="string">
            <text:p>ADUM7441ARQZ-RL7</text:p>
          </table:table-cell>
          <table:table-cell office:value-type="string" calcext:value-type="string">
            <text:p>4ch iCoupler</text:p>
          </table:table-cell>
          <table:table-cell office:value-type="string" calcext:value-type="string">
            <text:p>ADUM744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52R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00 /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uf. Part# ADUM7441ARQZ-RL7; Manuf. Name: ANALOG DEVICES; Mfr Part Number Match;Country of Origin: Taiwan, Province of China; Non Cancellable/ Non Returnable; UOM: TR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CI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USB connector B PTH</text:p>
          </table:table-cell>
          <table:table-cell office:value-type="string" calcext:value-type="string">
            <text:p>USB-B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4094" calcext:value-type="float">
            <text:p>0.4094</text:p>
          </table:table-cell>
          <table:table-cell office:value-type="string" calcext:value-type="string">
            <text:p>62K6482</text:p>
          </table:table-cell>
          <table:table-cell office:value-type="float" office:value="5706" calcext:value-type="float">
            <text:p>5706</text:p>
          </table:table-cell>
          <table:table-cell office:value-type="string" calcext:value-type="string">
            <text:p><text:s/>1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uf. Part# 61729-0010BLF; Manuf. Name: FCI; Mfr Part Number Match;Country of Origin: China; <text:s/>RoHS compliant: Yes; UOM: EA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lex</text:p>
          </table:table-cell>
          <table:table-cell office:value-type="float" office:value="395311004" calcext:value-type="float">
            <text:p>395311004</text:p>
          </table:table-cell>
          <table:table-cell office:value-type="string" calcext:value-type="string">
            <text:p>PHOENIX</text:p>
          </table:table-cell>
          <table:table-cell office:value-type="float" office:value="395311004" calcext:value-type="float">
            <text:p>39531100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4286" calcext:value-type="float">
            <text:p>0.4286</text:p>
          </table:table-cell>
          <table:table-cell office:value-type="string" calcext:value-type="string">
            <text:p>20M7321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1 /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uf. Part# 39531-1004; Manuf. Name: MOLEX; Mfr Part Number Match;Country of Origin: China; <text:s/>RoHS compliant: Yes; UOM: EA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XC</text:p>
          </table:table-cell>
          <table:table-cell office:value-type="string" calcext:value-type="string">
            <text:p>7M-16.000MEEQ-T</text:p>
          </table:table-cell>
          <table:table-cell office:value-type="string" calcext:value-type="string">
            <text:p>Crystal 16mHz 10ppm 10pF</text:p>
          </table:table-cell>
          <table:table-cell office:value-type="string" calcext:value-type="string">
            <text:p>7M-16.000MEEQ-T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5844" calcext:value-type="float">
            <text:p>0.5844</text:p>
          </table:table-cell>
          <table:table-cell office:value-type="string" calcext:value-type="string">
            <text:p>86R1526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<text:s/>1 / 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f. Part# 7M-16.000MEEQ-T; Manuf. Name: TXC; Mfr Part Number Match;Country of Origin: ; <text:s/>RoHS compliant: Yes; UOM: TC; QOM: 1;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ttelfuse</text:p>
          </table:table-cell>
          <table:table-cell office:value-type="string" calcext:value-type="string">
            <text:p>0287005.PXCN</text:p>
          </table:table-cell>
          <table:table-cell office:value-type="string" calcext:value-type="string">
            <text:p>ATO Fuse 32V 5A</text:p>
          </table:table-cell>
          <table:table-cell office:value-type="string" calcext:value-type="string">
            <text:p>ATO Fuse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24W7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0 /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nuf. Part# 0287005.PXCN; Manuf. Name: LITTELFUSE; Mfr Part Number Match;Country of Origin: Mexico; Non Cancellable/ Non Returnable; RoHS compliant: Yes; UOM: EA; QOM: 1; FARNELL DIRECT SHIP ITEM; 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25in" fo:margin-left="0.25in" fo:margin-right="0.25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eimann, Alicia A</meta:initial-creator>
    <meta:editing-cycles>0</meta:editing-cycles>
    <meta:creation-date>2014-06-19T18:41:49</meta:creation-date>
    <dc:date>2014-08-14T20:59:23.678000000</dc:date>
    <meta:editing-duration>P0D</meta:editing-duration>
    <meta:generator>LibreOffice/4.2.2.1$Windows_x86 LibreOffice_project/3be8cda0bddd8e430d8cda1ebfd581265cca5a0f</meta:generator>
    <meta:document-statistic meta:table-count="1" meta:cell-count="6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